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3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5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6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7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tabletext">
      <style:paragraph-properties fo:margin-top="0.0138in" fo:margin-bottom="0.0138in" style:contextual-spacing="false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top="0.0138in" fo:margin-bottom="0.0138in" style:contextual-spacing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1" style:family="paragraph" style:parent-style-name="Header">
      <style:paragraph-properties fo:margin-top="0.0138in" fo:margin-bottom="0.0138in" style:contextual-spacing="false" style:snap-to-layout-grid="false"/>
    </style:style>
    <style:style style:name="P12" style:family="paragraph" style:parent-style-name="Header">
      <style:paragraph-properties fo:margin-top="0.0138in" fo:margin-bottom="0.0138in" style:contextual-spacing="false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3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0835in" fo:margin-bottom="0.0835in" style:contextual-spacing="false" fo:text-align="end" style:justify-single-word="false" style:snap-to-layout-grid="false"/>
    </style:style>
    <style:style style:name="P19" style:family="paragraph" style:parent-style-name="Standard">
      <style:paragraph-properties fo:margin-top="0.0835in" fo:margin-bottom="0.0835in" style:contextual-spacing="false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2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variant="normal" fo:text-transform="none" fo:color="#666699" style:font-name="Source Sans Pro" fo:font-size="24pt" fo:letter-spacing="normal" fo:font-style="normal" fo:font-weight="bold" style:font-weight-asian="normal" style:font-weight-complex="normal"/>
    </style:style>
    <style:style style:name="P23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24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141412" fo:letter-spacing="normal"/>
    </style:style>
    <style:style style:name="P25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  <style:text-properties fo:font-variant="normal" fo:text-transform="none" fo:color="#ac0404" style:text-line-through-style="none" fo:letter-spacing="normal" style:text-underline-style="none" style:text-blinking="false"/>
    </style:style>
    <style:style style:name="P26" style:family="paragraph" style:parent-style-name="Text_20_body">
      <style:paragraph-properties fo:margin-left="0in" fo:margin-right="0in" fo:margin-top="0in" fo:margin-bottom="0.0799in" style:contextual-spacing="false" style:line-height-at-least="0.2402in" fo:text-indent="0in" style:auto-text-indent="false"/>
    </style:style>
    <style:style style:name="P27" style:family="paragraph" style:parent-style-name="Text_20_body">
      <style:paragraph-properties fo:margin-left="0in" fo:margin-right="0in" fo:margin-top="0in" fo:margin-bottom="0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style:line-height-at-least="0.2402in" fo:text-indent="0in" style:auto-text-indent="false"/>
      <style:text-properties fo:font-variant="normal" fo:text-transform="none" fo:color="#141412" style:font-name="Source Sans Pro" fo:font-size="11.5pt" fo:letter-spacing="normal" fo:font-style="normal" fo:font-weight="bold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ac0404" style:text-line-through-style="none" style:text-underline-style="none" style:text-blinking="false"/>
    </style:style>
    <style:style style:name="T13" style:family="text">
      <style:text-properties fo:font-variant="normal" fo:text-transform="none" fo:color="#141412" style:font-name="Source Sans Pro" fo:font-size="11.5pt" fo:letter-spacing="normal" fo:font-style="normal" fo:font-weight="normal"/>
    </style:style>
    <style:style style:name="T14" style:family="text">
      <style:text-properties fo:font-variant="normal" fo:text-transform="none" fo:color="#ac0404" style:text-line-through-style="none" style:font-name="Source Sans Pro" fo:font-size="11.5pt" fo:letter-spacing="normal" fo:font-style="normal" style:text-underline-style="none" fo:font-weight="normal" style:text-blinking="false"/>
    </style:style>
    <style:style style:name="T15" style:family="text">
      <style:text-properties fo:font-style="italic" fo:font-weight="bold"/>
    </style:style>
    <style:style style:name="fr1" style:family="graphic" style:parent-style-name="Graphics">
      <style:graphic-properties fo:margin-left="0in" fo:margin-right="0in" fo:margin-top="0.05in" fo:margin-bottom="0.05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utomatic shutdown in ubuntu OS</text:p>
      <text:p text:style-name="P23">Automatic shutdown in ubuntu OS When the system is idle for more than 20 Min</text:p>
      <text:p text:style-name="P24"> </text:p>
      <text:p text:style-name="P23">Step:1</text:p>
      <text:p text:style-name="P23">Download the autopoweroff .deb package from the internet by using the following url.</text:p>
      <text:p text:style-name="P26"><text:span text:style-name="T13">Link: </text:span><text:a xlink:type="simple" xlink:href="http://sourceforge.net/projects/autopoweroff/files/autopoweroff/2.9.1/autopoweroff-2.9.1-1.noarch.deb/download"><text:span text:style-name="T14">http://sourceforge.net/projects/autopoweroff/files/autopoweroff/2.9.1/autopoweroff-2.9.1-1.noarch.deb/download</text:span></text:a></text:p>
      <text:p text:style-name="P27">After downloading the “<text:span text:style-name="T7">.deb</text:span>” package you must install that package</text:p>
      <text:p text:style-name="P24"> </text:p>
      <text:p text:style-name="P24"> </text:p>
      <text:p text:style-name="P27">Change the autopoweroff configuration file permission as “<text:span text:style-name="T7">777”</text:span> by using the following command</text:p>
      <text:p text:style-name="P24"> </text:p>
      <text:p text:style-name="P24"> </text:p>
      <text:p text:style-name="P24"> </text:p>
      <text:p text:style-name="P27"># <text:span text:style-name="T7">chmod 777 /etc/autopoweroff.conf</text:span></text:p>
      <text:p text:style-name="P24"> </text:p>
      <text:p text:style-name="P24"> </text:p>
      <text:p text:style-name="P24"> </text:p>
      <text:p text:style-name="P28">Configuration through command line:</text:p>
      <text:p text:style-name="P24"> </text:p>
      <text:p text:style-name="P24"> </text:p>
      <text:p text:style-name="P27">After changing the permission you make the following changes in configuration file for automatic shutdown.</text:p>
      <text:p text:style-name="P23">Go to “Automatic poweroff configuration file” by using the following path.</text:p>
      <text:p text:style-name="P24"> </text:p>
      <text:p text:style-name="P23">#<text:span text:style-name="T7">vim /etc/autopoweroff.conf</text:span></text:p>
      <text:p text:style-name="P23">In “<text:span text:style-name="T7">NO_SHUTDOWN_TIME_RANGE</text:span>” section you set the following factors to be null.</text:p>
      <text:p text:style-name="P23">Default:</text:p>
      <text:p text:style-name="P23">Start hour = 05</text:p>
      <text:p text:style-name="P23">End hour = 22</text:p>
      <text:p text:style-name="P23"><text:soft-page-break/>Set As:</text:p>
      <text:p text:style-name="P23">Start hour = 00</text:p>
      <text:p text:style-name="P23">End hour = 00</text:p>
      <text:p text:style-name="P23">Then only the system will do the automatic poweroff at any time when the system is idle for</text:p>
      <text:p text:style-name="P23">more than what we specified in the configuration file.</text:p>
      <text:p text:style-name="P23">Set the idle time for system perform the automatic shutdown.</text:p>
      <text:p text:style-name="P23">In “Timeouts” section part you make the following change</text:p>
      <text:p text:style-name="P24"> </text:p>
      <text:p text:style-name="P28">[TIMEOUTS]:</text:p>
      <text:p text:style-name="P24"> </text:p>
      <text:p text:style-name="P24"> </text:p>
      <text:p text:style-name="P27">StartupDelay = 0</text:p>
      <text:p text:style-name="P24"> </text:p>
      <text:p text:style-name="P24"> </text:p>
      <text:p text:style-name="P27">IdleTime = 20</text:p>
      <text:p text:style-name="P24"> </text:p>
      <text:p text:style-name="P24"> </text:p>
      <text:p text:style-name="P27">Here you configure the system to perform the automatic shutdown in 20min.</text:p>
      <text:p text:style-name="P24"> </text:p>
      <text:p text:style-name="P24"> </text:p>
      <text:p text:style-name="P27">Restart the Service by using the following command:</text:p>
      <text:p text:style-name="P24"> </text:p>
      <text:p text:style-name="P24"> </text:p>
      <text:p text:style-name="P28">#sudo /etc/init.d/autopoweroff restart</text:p>
      <text:p text:style-name="P28">Configuration through GUI Mode:</text:p>
      <text:p text:style-name="P24"> </text:p>
      <text:p text:style-name="P24"> </text:p>
      <text:p text:style-name="P27"><text:span text:style-name="T7">C</text:span>hanging the permission of autopoweroff configuration file by using following steps.</text:p>
      <text:p text:style-name="P24"> </text:p>
      <text:p text:style-name="P24"> </text:p>
      <text:p text:style-name="P27"><text:soft-page-break/>Go to “<text:span text:style-name="T7">/etc</text:span>” directory by using the command “ <text:span text:style-name="T7">cd /etc</text:span>”, and refer the following screen shot to</text:p>
      <text:p text:style-name="P24"> </text:p>
      <text:p text:style-name="P27">change the permission of autopoweroff.conf file.</text:p>
      <text:p text:style-name="P24"> </text:p>
      <text:p text:style-name="P25"><draw:a xlink:type="simple" xlink:href="http://192.168.2.55/admin/wp-content/uploads/2014/02/a.png"><draw:frame draw:style-name="fr1" draw:name="graphics1" text:anchor-type="as-char" svg:width="3.0193in" svg:height="2.2693in" draw:z-index="0"><draw:image xlink:href="http://192.168.2.55/admin/wp-content/uploads/2014/02/a-300x225.png" xlink:type="simple" xlink:show="embed" xlink:actuate="onLoad"/><svg:title>a</svg:title></draw:frame></draw:a></text:p>
      <text:p text:style-name="P23">Press “<text:span text:style-name="T15">Alt+F2”</text:span> key, it will display the following windows. It is used to run the application</text:p>
      <text:p text:style-name="P25"><draw:a xlink:type="simple" xlink:href="http://192.168.2.55/admin/wp-content/uploads/2014/02/a2.png"><draw:frame draw:style-name="fr1" draw:name="graphics2" text:anchor-type="as-char" svg:width="3.0193in" svg:height="2.2693in" draw:z-index="1"><draw:image xlink:href="http://192.168.2.55/admin/wp-content/uploads/2014/02/a2-300x225.png" xlink:type="simple" xlink:show="embed" xlink:actuate="onLoad"/><svg:title>a2</svg:title></draw:frame></draw:a></text:p>
      <text:p text:style-name="P23">In that “Run Application window” you type “autopoweroff” and press “Run” button</text:p>
      <text:p text:style-name="P25"><text:soft-page-break/><draw:a xlink:type="simple" xlink:href="http://192.168.2.55/admin/wp-content/uploads/2014/02/a3.png"><draw:frame draw:style-name="fr1" draw:name="graphics3" text:anchor-type="as-char" svg:width="3.0193in" svg:height="2.2693in" draw:z-index="2"><draw:image xlink:href="http://192.168.2.55/admin/wp-content/uploads/2014/02/a3-300x225.png" xlink:type="simple" xlink:show="embed" xlink:actuate="onLoad"/><svg:title>a3</svg:title></draw:frame></draw:a></text:p>
      <text:p text:style-name="P24"> </text:p>
      <text:p text:style-name="P23">The following “Autopoweroff” configuration window will appear</text:p>
      <text:p text:style-name="P25"><draw:a xlink:type="simple" xlink:href="http://192.168.2.55/admin/wp-content/uploads/2014/02/a4.png"><draw:frame draw:style-name="fr1" draw:name="graphics4" text:anchor-type="as-char" svg:width="3.0193in" svg:height="2.2693in" draw:z-index="3"><draw:image xlink:href="http://192.168.2.55/admin/wp-content/uploads/2014/02/a4-300x225.png" xlink:type="simple" xlink:show="embed" xlink:actuate="onLoad"/><svg:title>a4</svg:title></draw:frame></draw:a></text:p>
      <text:p text:style-name="P23">Here status must be in “<text:span text:style-name="T7">Enabled</text:span>” state.</text:p>
      <text:p text:style-name="P23">In the Configuration tab,you must set the following parameter to configure the autopoweroff server.</text:p>
      <text:p text:style-name="P25"><draw:a xlink:type="simple" xlink:href="http://192.168.2.55/admin/wp-content/uploads/2014/02/a5.png"><draw:frame draw:style-name="fr1" draw:name="graphics5" text:anchor-type="as-char" svg:width="3.0193in" svg:height="2.2693in" draw:z-index="4"><draw:image xlink:href="http://192.168.2.55/admin/wp-content/uploads/2014/02/a5-300x225.png" xlink:type="simple" xlink:show="embed" xlink:actuate="onLoad"/><svg:title>a5</svg:title></draw:frame></draw:a></text:p>
      <text:p text:style-name="P23">After changing the parameters, you must save the configuration by using the button “<text:span text:style-name="T7">SAVE”</text:span></text:p>
      <text:p text:style-name="P23"><text:soft-page-break/>The following screen must indimate the modified configuration.<text:span text:style-name="T12"><draw:a xlink:type="simple" xlink:href="http://192.168.2.55/admin/wp-content/uploads/2014/02/a6.png"><draw:frame draw:style-name="fr1" draw:name="graphics6" text:anchor-type="as-char" svg:width="3.0193in" svg:height="2.2693in" draw:z-index="5"><draw:image xlink:href="http://192.168.2.55/admin/wp-content/uploads/2014/02/a6-300x225.png" xlink:type="simple" xlink:show="embed" xlink:actuate="onLoad"/><svg:title>a6</svg:title></draw:frame></draw:a></text:span></text:p>
      <text:p text:style-name="P23">Here you press “<text:span text:style-name="T7">yes”</text:span> button is used for proceed with new configuration.</text:p>
      <text:p text:style-name="P23">The new configuration must indimate by following screen.</text:p>
      <text:p text:style-name="P25"><draw:a xlink:type="simple" xlink:href="http://192.168.2.55/admin/wp-content/uploads/2014/02/a7.png"><draw:frame draw:style-name="fr1" draw:name="graphics7" text:anchor-type="as-char" svg:width="3.0193in" svg:height="2.2693in" draw:z-index="6"><draw:image xlink:href="http://192.168.2.55/admin/wp-content/uploads/2014/02/a7-300x225.png" xlink:type="simple" xlink:show="embed" xlink:actuate="onLoad"/><svg:title>a7</svg:title></draw:frame></draw:a></text:p>
      <text:p text:style-name="P23">Now the system is idle for more than 15 minutes,the system automatically shutdown.</text:p>
      <text:p text:style-name="P24"> </text:p>
      <text:p text:style-name="P24"> 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ource Sans Pro" svg:font-family="'Source Sans Pro', Helvetica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style:contextual-spacing="false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 style:contextual-spacing="false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3-22T11:04:52</meta:creation-date>
    <dc:date>2014-12-23T17:47:14</dc:date>
    <dc:creator>root </dc:creator>
    <meta:editing-duration>PT2H32M11S</meta:editing-duration>
    <meta:editing-cycles>17</meta:editing-cycles>
    <meta:generator>LibreOffice/4.0.4.2$Linux_x86 LibreOffice_project/400m0$Build-2</meta:generator>
    <meta:document-statistic meta:table-count="0" meta:image-count="7" meta:object-count="0" meta:page-count="5" meta:paragraph-count="81" meta:word-count="351" meta:character-count="2378" meta:non-whitespace-character-count="2038"/>
  </office:meta>
</office:document-meta>
</file>